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1"/>
    <style:style style:name="P10" style:family="paragraph" style:parent-style-name="Standard" style:list-style-name="L3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31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01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771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5.04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6.31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7.5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85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0.121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1.391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661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ime style:data-style-name="N41" text:time-value="2006-03-28T14:44:15.99" text:fixed="true">14:44:16</text:time> <text:date style:data-style-name="N37" text:date-value="2006-03-28T14:44:01.99" text:fixed="true">28.03.06</text:date></text:p>
      <text:p text:style-name="P2"/>
      <text:p text:style-name="P3">1. Функциональная схема подсистемы автоматизирования делегирования доменных имен.</text:p>
      <text:p text:style-name="P4"/>
      <text:p text:style-name="P5">Операции взаимодействия с Регистратором</text:p>
      <text:p text:style-name="P6"/>
      <text:list text:style-name="L1">
        <text:list-item>
          <text:p text:style-name="P7">проверка доменного имени</text:p>
        </text:list-item>
        <text:list-item>
          <text:p text:style-name="P7">получение информации о домне для последующего просмотра</text:p>
        </text:list-item>
        <text:list-item>
          <text:p text:style-name="P7">модификация доменного имени (включает в себя:</text:p>
        </text:list-item>
      </text:list>
      <text:list text:style-name="L2">
        <text:list-item>
          <text:p text:style-name="P8">изменение контактной информации домена (admin-c, tech-c, billing-c, owner-c)</text:p>
        </text:list-item>
        <text:list-item>
          <text:p text:style-name="P8">модификация служебной информации о домене</text:p>
        </text:list-item>
        <text:list-item>
          <text:p text:style-name="P8">замена NS серверов домена</text:p>
        </text:list-item>
        <text:list-item>
          <text:p text:style-name="P8">перевод либо удаление домена</text:p>
        </text:list-item>
      </text:list>
      <text:list text:style-name="L1" text:continue-numbering="true">
        <text:list-item>
          <text:p text:style-name="P9">проверка времени функционирования домена</text:p>
        </text:list-item>
        <text:list-item>
          <text:p text:style-name="P7">проверка оплаты домена</text:p>
        </text:list-item>
        <text:list-item>
          <text:p text:style-name="P7">перенаправление доменов путем изменения A записей</text:p>
        </text:list-item>
      </text:list>
      <text:p text:style-name="P6"/>
      <text:p text:style-name="P5">Операции взаимодействия с Администратором</text:p>
      <text:p text:style-name="P5"/>
      <text:list text:style-name="L3">
        <text:list-item>
          <text:p text:style-name="P10">проверка функционирования домена</text:p>
        </text:list-item>
        <text:list-item>
          <text:p text:style-name="P10">регистрация нового домена</text:p>
        </text:list-item>
        <text:list-item>
          <text:p text:style-name="P10">внесение изменений в домен</text:p>
        </text:list-item>
        <text:list-item>
          <text:p text:style-name="P10">перевод либо удаление домена</text:p>
        </text:list-item>
        <text:list-item>
          <text:p text:style-name="P10">ведение финансового баланса администратора</text:p>
        </text:list-item>
      </text:list>
      <text:p text:style-name="P6"/>
      <text:p text:style-name="P6"/>
      <text:p text:style-name="P3">2. Модули</text:p>
      <text:p text:style-name="P6"/>
      <text:p text:style-name="P6"><text:tab/>Для взаимодействия с различными администраторами доменных зон, необходимо операции, которые при этом выполнятся, выделить в отдельный модуль. Каждый модуль предназначен для отдельной делегируемой зоны. Для новых доменных зон делегирования, необходимо будет либо создать новый модуль, либо указать другой модуль для использования. Модули и система автоматизации будут иметь заранее описанные интерфейсы, таким образом, замена модуля не повлечет за собой замену системы автоматизации.</text:p>
      <text:p text:style-name="P6"/>
      <text:p text:style-name="P5">Перечень модулей</text:p>
      <text:p text:style-name="P6"/>
      <text:p text:style-name="P6"><text:tab/><text:span text:style-name="T1">(Создан) Почтовый модуль</text:span>: его задача организация доступа к почтовому ящику. На выходе он имеет набор входящих писем. На выходе он имеет на набор исходящий писем. Т. е, он не знает ни про администратора, ни про регистратора. Его задача - отправка и прием писем.</text:p>
      <text:p text:style-name="P6"/>
      <text:p text:style-name="P6"><text:tab/><text:span text:style-name="T1">Модули администраторов</text:span>: они имеют интерфейс для почтового модуля и для взаимодействия с системой автоматизации (частью которой сами же являются). Выполняемые задачи – это перечень задач, описанный выше.</text:p>
      <text:p text:style-name="P6"/>
      <text:p text:style-name="Standard"><text:tab/><text:span text:style-name="T1">(Создан) Модуль управления NS серверами</text:span>: управление NS серверами регистратора.</text:p>
      <text:p text:style-name="Standard"/>
      <text:p text:style-name="Standard"><text:tab/><text:span text:style-name="T1">(Создан) Модуль управления MX серверами</text:span>: управление MX серверами регистратора. Создание почтовых аккаунтов, удаление, модификац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
  </meta:generator>
    <meta:initial-creator>Дмитрий Горбенко</meta:initial-creator>
    <meta:creation-date>2006-02-20T15:02:52</meta:creation-date>
    <dc:creator>Дмитрий Горбенко</dc:creator>
    <dc:date>2006-03-28T14:46:37</dc:date>
    <dc:language>ru-RU</dc:language>
    <meta:editing-cycles>19</meta:editing-cycles>
    <meta:editing-duration>PT4H48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244" meta:character-count="1904"/>
  </office:meta>
</office:document-meta>
</file>